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text-properties style:font-name="Times New Roman" fo:font-size="16pt" style:text-underline-style="none" fo:font-weight="bold" style:font-size-asian="14pt" style:font-weight-asian="bold" style:font-size-complex="16pt" style:font-weight-complex="bold"/>
    </style:style>
    <style:style style:name="P3" style:family="paragraph" style:parent-style-name="Standard">
      <style:text-properties style:font-name="Times New Roman" fo:font-size="14pt" style:text-underline-style="none" fo:font-weight="bold" style:font-size-asian="12.25pt" style:font-weight-asian="bold" style:font-size-complex="14pt" style:font-weight-complex="bold"/>
    </style:style>
    <style:style style:name="P4" style:family="paragraph" style:parent-style-name="Standard">
      <style:text-properties style:font-name="Times New Roman" fo:font-size="12pt" style:text-underline-style="none" fo:font-weight="normal" style:font-size-asian="10.5pt" style:font-weight-asian="normal" style:font-size-complex="12pt" style:font-weight-complex="normal"/>
    </style:style>
    <style:style style:name="P5" style:family="paragraph" style:parent-style-name="Standard">
      <style:text-properties style:font-name="Times New Roman" fo:font-size="14pt" style:text-underline-style="none" fo:font-weight="bold" style:font-size-asian="12.25pt" style:font-weight-asian="bold" style:font-size-complex="14pt" style:font-weight-complex="bold"/>
    </style:style>
    <style:style style:name="P6"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text-properties style:font-name="Times New Roman" fo:font-size="16pt" style:text-underline-style="none" fo:font-weight="bold" style:font-size-asian="14pt" style:font-weight-asian="bold" style:font-size-complex="16pt" style:font-weight-complex="bold"/>
    </style:style>
    <style:style style:name="T1" style:family="text">
      <style:text-properties fo:background-color="transparent" style:font-size-asian="12pt" loext:char-shading-value="0"/>
    </style:style>
    <style:style style:name="T2" style:family="text">
      <style:text-properties fo:background-color="transparent" style:font-size-asian="12pt" loext:char-shading-value="0"/>
    </style:style>
    <style:style style:name="T3" style:family="text">
      <style:text-properties style:font-size-asian="12pt" style:font-name-complex="Times New Roman"/>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Jahreplan Kosten und Umsatz <text:s text:c="102"/></text:p>
      <text:p text:style-name="P3"/>
      <text:p text:style-name="P3"/>
      <text:p text:style-name="P3">Kostenplanung der ersten drei Jahre:</text:p>
      <text:p text:style-name="P3"/>
      <text:p text:style-name="P4">In dem ersten Geschäftsjahr benötigen wir eine Summe von <text:s/>2.069.611,04€ die beinhalten Materialkosten, Personalkosten, Miete/Pacht, Heizung, Strom, Wasser, Gas, Werbung, Versicherungen, Beiträge, Kraftfahrzeuge, Reisekosten, Büromaterialien, Buchführungskosten, Investitionen und Abschreibungen.Im ersten Jahr kommen einmalige kosten von 86.136,29€ auf.</text:p>
      <text:p text:style-name="P4">In den nächsten zwei folgenden Jahren benötigen wir eine Summe von <text:span text:style-name="T1">1.899.123,75€ </text:span><text:span text:style-name="T1">( zweites Geschäftsjahr) und 1.899.123,75€ (drittes Geschäftsjahr) auf .</text:span></text:p>
      <text:p text:style-name="P4"/>
      <text:p text:style-name="P3">Entwicklung bei den Umsätzen und Kosten in den drei Jahren:</text:p>
      <text:p text:style-name="P3"/>
      <text:p text:style-name="P4">In den drei Jahren verändert sich die benötigte Summe an Kosten nicht stark, da die meisten Kosten in allen drei Jahren gleich bleiben, nur bei Miete, Pacht, Telefon, Fax, Internet, sonstige Ausgaben und Investitionen variieren die Kosten nach dem ersten Geschäftsjahr. Im ersten Jahr kommen Grundstückskosten im Wert von 459.000 € auf. Die Kosten für Telefon, Fax und Internet steigen von 19,90 € auf 44,00 €. Im ersten Jahr kommen ausgaben für einen Kühlschrank, eine Kaffeemaschine und Maschinen für die Herstellung der Petac´s im Wert von 86.045,04 € auf.</text:p>
      <text:p text:style-name="P4">Der Umsatz</text:p>
      <text:p text:style-name="P3"/>
      <text:p text:style-name="P3"/>
      <text:p text:style-name="P3"/>
      <text:p text:style-name="P3"/>
      <text:p text:style-name="P3"/>
      <text:p text:style-name="P3">Relation Umsätze und Kosten?</text:p>
      <text:p text:style-name="P3"/>
      <text:p text:style-name="P6">Je mehr unsere Firma von den Produkt Petac's verkauft desto mehr Umsatz machen wir. Allerdings fallen bei einer größeren Produktion mehr Kosten im Bereich Material, Personal, Heizung, Strom, Wasser und Gas an.</text:p>
      <text:p text:style-name="P3"/>
      <text:p text:style-name="P3"/>
      <text:p text:style-name="P3"/>
      <text:p text:style-name="P3">Finanzierungsquellen zur Deckung des Kapitalbedarfs :</text:p>
      <text:p text:style-name="P3"/>
      <text:p text:style-name="P6">In erster Linie finanziert unser Unternehmen durch den Verkauf unseres Produktes Petac's. Doch für die Gründung der Firma nahm jeder der fünf Inhaber Eigenkapital mit, sodass wir bei einer Krise oder weiteren Kosten finanziell abgedeckt sind.</text:p>
      <text:p text:style-name="P3"/>
      <text:p text:style-name="P3">Gewinnschwelle:</text:p>
      <text:p text:style-name="P4"><text:s/></text:p>
      <text:p text:style-name="P4">Um die Gewinnschwelle zu erreichen müssten wir 1.750 Petac´s ( Stück) verkaufen. Die Gewinnschwelle wäre bei 190.000 €. Am Breake-Even-Point sind die Kosten und der Umsatz gleich Null. Alles was über die besagte Stückanzahl geht, wird als Gewinn betrachtet.</text:p>
      <text:p text:style-name="P4"/>
      <text:p text:style-name="P3"/>
      <text:p text:style-name="P3"/>
      <text:p text:style-name="P2"><text:soft-page-break/><text:span text:style-name="T4"/></text:p>
      <text:p text:style-name="P2"><text:span text:style-name="T4">Unternehmensform <text:s text:c="102"/></text:span><text:s text:c="20"/></text:p>
      <text:p text:style-name="P2"/>
      <text:p text:style-name="P3">Rechtsform</text:p>
      <text:p text:style-name="P3"/>
      <text:p text:style-name="P4">Wir haben uns für die Rechtsform OHG (offene Handelsgesellschaft) entschieden.</text:p>
      <text:p text:style-name="P3"/>
      <text:p text:style-name="P3">Begründung der Rechtsform</text:p>
      <text:p text:style-name="P3"/>
      <text:p text:style-name="P4"><text:span text:style-name="T3">Gewählt haben wir diese Rechtsform, da sie für uns sehr ansprechend war aufgrund des nicht benötigten Mindestkapitals. Dies ermöglicht uns einen einfacheren Einstieg in die Selbstständigkeit. Auch ansprechend war, dass allen Mitinhabern ein Mitspracherecht zusteht.Da wir insgesamt fünf Inhaber sind, <text:s/>Für den Abschluss des Gesellschaftsvertrages der OHG werden mindestens zwei Personen benötigt, wodurch auch hier kein großer Aufwand betrieben wird. Des Weiteren empfanden wir es als fair, dass jedem ein Gewinnanteil in der Höhe von 4% seines Kapitalanteils zusteht. </text:span></text:p>
      <text:p text:style-name="P3"/>
      <text:p text:style-name="P3">Vorteile für Gesellschafter </text:p>
      <text:p text:style-name="P3"/>
      <text:p text:style-name="P3"/>
      <text:p text:style-name="P3"/>
      <text:p text:style-name="P3">Formali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31T13:30:11.324000000</meta:creation-date>
    <dc:date>2019-06-03T19:36:19.26</dc:date>
    <meta:editing-duration>PT1H27M46S</meta:editing-duration>
    <meta:editing-cycles>6</meta:editing-cycles>
    <meta:generator>OpenOffice/4.1.6$Win32 OpenOffice.org_project/416m1$Build-9790</meta:generator>
    <dc:creator>Peter Kruse</dc:creator>
    <meta:document-statistic meta:table-count="0" meta:image-count="0" meta:object-count="0" meta:page-count="2" meta:paragraph-count="21" meta:word-count="384" meta:character-count="2965"/>
  </office:meta>
</office:document-meta>
</file>